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256cm"/>
    </style:style>
    <style:style style:name="co2" style:family="table-column">
      <style:table-column-properties fo:break-before="auto" style:column-width="16.224cm"/>
    </style:style>
    <style:style style:name="co3" style:family="table-column">
      <style:table-column-properties fo:break-before="auto" style:column-width="3.42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c9211e" fo:font-weight="bold" style:font-weight-asian="bold" style:font-weight-complex="bold"/>
    </style:style>
    <style:style style:name="T2" style:family="text">
      <style:text-properties fo:color="#3465a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Default"/>
        <table:table-column table:style-name="co3" table:default-cell-style-name="Default"/>
        <table:table-column table:style-name="co4" table:number-columns-repeated="16380" table:default-cell-style-name="Default"/>
        <table:table-row table:style-name="ro1">
          <table:table-cell table:style-name="ce9" office:value-type="string" calcext:value-type="string">
            <text:p>Improvements</text:p>
          </table:table-cell>
          <table:table-cell table:number-columns-repeated="16382"/>
        </table:table-row>
        <table:table-row table:style-name="ro1">
          <table:table-cell table:number-columns-repeated="16383"/>
        </table:table-row>
        <table:table-row table:style-name="ro1">
          <table:table-cell table:style-name="ce11" office:value-type="string" calcext:value-type="string">
            <text:p>#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Done</text:p>
          </table:table-cell>
          <table:table-cell table:style-name="ce12"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put Option Frame around „Write to Console“ and „Generate Reaper“ Session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ip Channels &gt; 64 in case of Avantis <text:s/>with log hint.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nify config file reading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rge dca, mg and channel handling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PF Filter Formula correction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ify gain, pad and phantom handling</text:p>
          </table:table-cell>
          <table:table-cell table:number-columns-repeated="1638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ack and white toggle probably with persistence flag</text:p>
          </table:table-cell>
          <table:table-cell table:number-columns-repeated="1638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xtra numbering for Sockets page</text:p>
          </table:table-cell>
          <table:table-cell table:number-columns-repeated="1638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 „Dont touch“ flag for sockets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nstistency check before writing</text:p>
          </table:table-cell>
          <table:table-cell table:number-columns-repeated="16381"/>
        </table:table-row>
        <table:table-row table:style-name="ro1" table:number-rows-repeated="2">
          <table:table-cell table:number-columns-repeated="16383"/>
        </table:table-row>
        <table:table-row table:style-name="ro1">
          <table:table-cell table:style-name="ce9" office:value-type="string" calcext:value-type="string">
            <text:p>New Features</text:p>
          </table:table-cell>
          <table:table-cell table:number-columns-repeated="16382"/>
        </table:table-row>
        <table:table-row table:style-name="ro1">
          <table:table-cell table:style-name="ce9"/>
          <table:table-cell table:number-columns-repeated="16382"/>
        </table:table-row>
        <table:table-row table:style-name="ro1">
          <table:table-cell table:style-name="ce11" office:value-type="string" calcext:value-type="string">
            <text:p>#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Done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ke prefix numbering optional. 001_KickIn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 Ticks when an action was done</text:p>
          </table:table-cell>
          <table:table-cell table:number-columns-repeated="1638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ow current processing action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ad from console</text:p>
          </table:table-cell>
          <table:table-cell table:number-columns-repeated="1638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readsheet export option</text:p>
          </table:table-cell>
          <table:table-cell table:number-columns-repeated="1638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enerate reaper session from current console settings</text:p>
          </table:table-cell>
          <table:table-cell table:number-columns-repeated="1638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egas Mode :)</text:p>
          </table:table-cell>
          <table:table-cell table:number-columns-repeated="1638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nection Test button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nected „LED“</text:p>
          </table:table-cell>
          <table:table-cell table:number-columns-repeated="1638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ustom Prefix for Track name on Reaper like. <text:span text:style-name="T1">FEEL_Jettingen_</text:span><text:span text:style-name="T2">001_</text:span>KickIn</text:p>
          </table:table-cell>
          <table:table-cell table:number-columns-repeated="1638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dd 2 additional Master Recording tracks in reaper with selectable Channels</text:p>
          </table:table-cell>
          <table:table-cell table:number-columns-repeated="16381"/>
        </table:table-row>
        <table:table-row table:style-name="ro1" table:number-rows-repeated="1048546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  <table:database-ranges>
        <table:database-range table:name="__Anonymous_Sheet_DB__0" table:target-range-address="Sheet1.B4:Sheet1.C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9T14:53:40.458743458</meta:creation-date>
    <dc:date>2023-08-23T20:44:19.287837146</dc:date>
    <meta:editing-duration>PT1H29M50S</meta:editing-duration>
    <meta:editing-cycles>21</meta:editing-cycles>
    <meta:generator>LibreOffice/7.4.2.3$MacOSX_X86_64 LibreOffice_project/382eef1f22670f7f4118c8c2dd222ec7ad009daf</meta:generator>
    <meta:document-statistic meta:table-count="1" meta:cell-count="59" meta:object-count="0"/>
  </office:meta>
</office:document-meta>
</file>